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NSERT INTO tb_user(email) VALUES ('maria@gmail.com');</text:p>
      <text:p text:style-name="Preformatted_20_Text">INSERT INTO tb_user(email) VALUES ('joao@gmail.com');</text:p>
      <text:p text:style-name="Preformatted_20_Text">INSERT INTO tb_user(email) VALUES ('ana@gmail.com');</text:p>
      <text:p text:style-name="Preformatted_20_Text">INSERT INTO tb_user(email) VALUES ('lucia@gmail.com');</text:p>
      <text:p text:style-name="Preformatted_20_Text">INSERT INTO tb_user(email) VALUES ('joaquim@gmail.com');</text:p>
      <text:p text:style-name="Preformatted_20_Text"/>
      <text:p text:style-name="Preformatted_20_Text">INSERT INTO tb_movie(score, count, title, image) VALUES (4.5, 2, 'The Witcher', 'https://www.themoviedb.org/t/p/w533_and_h300_bestv2/jBJWaqoSCiARWtfV0GlqHrcdidd.jpg');</text:p>
      <text:p text:style-name="Preformatted_20_Text">INSERT INTO tb_movie(score, count, title, image) VALUES (3.3, 3, 'Venom: Tempo de Carnificina', 'https://www.themoviedb.org/t/p/w533_and_h300_bestv2/vIgyYkXkg6NC2whRbYjBD7eb3Er.jpg');</text:p>
      <text:p text:style-name="Preformatted_20_Text">INSERT INTO tb_movie(score, count, title, image) VALUES (0, 0, 'O Espetacular Homem-Aranha 2: A Ameaça de Electro', 'https://www.themoviedb.org/t/p/w533_and_h300_bestv2/u7SeO6Y42P7VCTWLhpnL96cyOqd.jpg');</text:p>
      <text:p text:style-name="Preformatted_20_Text">INSERT INTO tb_movie(score, count, title, image) VALUES (0, 0, 'Matrix Resurrections', 'https://www.themoviedb.org/t/p/w533_and_h300_bestv2/hv7o3VgfsairBoQFAawgaQ4cR1m.jpg');</text:p>
      <text:p text:style-name="Preformatted_20_Text">INSERT INTO tb_movie(score, count, title, image) VALUES (0, 0, 'Shang-Chi e a Lenda dos Dez Anéis', 'https://www.themoviedb.org/t/p/w533_and_h300_bestv2/cinER0ESG0eJ49kXlExM0MEWGxW.jpg');</text:p>
      <text:p text:style-name="Preformatted_20_Text">INSERT INTO tb_movie(score, count, title, image) VALUES (0, 0, 'Django Livre', 'https://www.themoviedb.org/t/p/w533_and_h300_bestv2/2oZklIzUbvZXXzIFzv7Hi68d6xf.jpg');</text:p>
      <text:p text:style-name="Preformatted_20_Text">INSERT INTO tb_movie(score, count, title, image) VALUES (0, 0, 'Titanic', 'https://www.themoviedb.org/t/p/w533_and_h300_bestv2/yDI6D5ZQh67YU4r2ms8qcSbAviZ.jpg');</text:p>
      <text:p text:style-name="Preformatted_20_Text">INSERT INTO tb_movie(score, count, title, image) VALUES (0, 0, 'O Lobo de Wall Street', 'https://www.themoviedb.org/t/p/w533_and_h300_bestv2/cWUOv3H7YFwvKeaQhoAQTLLpo9Z.jpg');</text:p>
      <text:p text:style-name="Preformatted_20_Text">INSERT INTO tb_movie(score, count, title, image) VALUES (0, 0, 'Aves de Rapina: Arlequina e sua Emancipação Fantabulosa', 'https://www.themoviedb.org/t/p/w533_and_h300_bestv2/jiqD14fg7UTZOT6qgvzTmfRYpWI.jpg');</text:p>
      <text:p text:style-name="Preformatted_20_Text">INSERT INTO tb_movie(score, count, title, image) VALUES (0, 0, 'Rogue One: Uma História Star Wars', 'https://www.themoviedb.org/t/p/w533_and_h300_bestv2/6t8ES1d12OzWyCGxBeDYLHoaDrT.jpg');</text:p>
      <text:p text:style-name="Preformatted_20_Text">INSERT INTO tb_movie(score, count, title, image) VALUES (0, 0, 'Star Wars: A Guerra dos Clones', 'https://www.themoviedb.org/t/p/w533_and_h300_bestv2/uK15I3sGd8AudO9z6J6vi0HH1UU.jpg');</text:p>
      <text:p text:style-name="Preformatted_20_Text">INSERT INTO tb_movie(score, count, title, image) VALUES (0, 0, 'Star Wars: Episódio I - A Ameaça Fantasma', 'https://www.themoviedb.org/t/p/w533_and_h300_bestv2/36LnijfQCOC89rCMOhn2OINXROI.jpg');</text:p>
      <text:p text:style-name="Preformatted_20_Text">INSERT INTO tb_movie(score, count, title, image) VALUES (0, 0, 'Vingadores: Ultimato', 'https://www.themoviedb.org/t/p/w533_and_h300_bestv2/7RyHsO4yDXtBv1zUU3mTpHeQ0d5.jpg');</text:p>
      <text:p text:style-name="Preformatted_20_Text">INSERT INTO tb_movie(score, count, title, image) VALUES (0, 0, 'Thor', 'https://www.themoviedb.org/t/p/w533_and_h300_bestv2/cDJ61O1STtbWNBwefuqVrRe3d7l.jpg');</text:p>
      <text:p text:style-name="Preformatted_20_Text">INSERT INTO tb_movie(score, count, title, image) VALUES (0, 0, 'Cisne Negro', 'https://www.themoviedb.org/t/p/w533_and_h300_bestv2/hqh5O4KssfJWI62HGAgrjHXbxhD.jpg');</text:p>
      <text:p text:style-name="Preformatted_20_Text">INSERT INTO tb_movie(score, count, title, image) VALUES (0, 0, 'O Silêncio dos Inocentes', 'https://www.themoviedb.org/t/p/w533_and_h300_bestv2/mfwq2nMBzArzQ7Y9RKE8SKeeTkg.jpg');</text:p>
      <text:p text:style-name="Preformatted_20_Text"><text:soft-page-break/>INSERT INTO tb_movie(score, count, title, image) VALUES (0, 0, 'Clube da Luta', 'https://www.themoviedb.org/t/p/w533_and_h300_bestv2/hZkgoQYus5vegHoetLkCJzb17zJ.jpg');</text:p>
      <text:p text:style-name="Preformatted_20_Text">INSERT INTO tb_movie(score, count, title, image) VALUES (0, 0, 'Guerra Mundial Z', 'https://www.themoviedb.org/t/p/w533_and_h300_bestv2/31VpBgUX5O4Z3dn5ZbX8HLqoXH3.jpg');</text:p>
      <text:p text:style-name="Preformatted_20_Text">INSERT INTO tb_movie(score, count, title, image) VALUES (0, 0, 'Harry Potter e as Relíquias da Morte - Parte 1', 'https://www.themoviedb.org/t/p/w533_and_h300_bestv2/vcrgU0KaNj5mKUCIQSUdiQwTE9y.jpg');</text:p>
      <text:p text:style-name="Preformatted_20_Text">INSERT INTO tb_movie(score, count, title, image) VALUES (0, 0, 'Harry Potter e a Pedra Filosofal', 'https://www.themoviedb.org/t/p/w533_and_h300_bestv2/lvOLivVeX3DVVcwfVkxKf0R22D8.jpg');</text:p>
      <text:p text:style-name="Preformatted_20_Text">INSERT INTO tb_movie(score, count, title, image) VALUES (0, 0, 'Alice no País das Maravilhas', 'https://www.themoviedb.org/t/p/w533_and_h300_bestv2/qNdlZgz9yoSJ8f0YxQWfKGPoVV.jpg');</text:p>
      <text:p text:style-name="Preformatted_20_Text">INSERT INTO tb_movie(score, count, title, image) VALUES (0, 0, 'Animais Fantásticos e Onde Habitam', 'https://www.themoviedb.org/t/p/w533_and_h300_bestv2/8Qsr8pvDL3s1jNZQ4HK1d1Xlvnh.jpg');</text:p>
      <text:p text:style-name="Preformatted_20_Text">INSERT INTO tb_movie(score, count, title, image) VALUES (0, 0, 'A Teoria de Tudo', 'https://www.themoviedb.org/t/p/w533_and_h300_bestv2/kq2MHrRfH6RTfkvyDEmYLmGHE6U.jpg');</text:p>
      <text:p text:style-name="Preformatted_20_Text">INSERT INTO tb_movie(score, count, title, image) VALUES (0, 0, 'O Livro de Boba Fett', 'https://www.themoviedb.org/t/p/w533_and_h300_bestv2/sjx6zjQI2dLGtEL0HGWsnq6UyLU.jpg');</text:p>
      <text:p text:style-name="Preformatted_20_Text">INSERT INTO tb_movie(score, count, title, image) VALUES (0, 0, 'O Último Duelo', 'https://www.themoviedb.org/t/p/w533_and_h300_bestv2/4LrL40XecjGLRpX5I2gzMTUt04l.jpg');</text:p>
      <text:p text:style-name="Preformatted_20_Text">INSERT INTO tb_movie(score, count, title, image) VALUES (0, 0, 'Interestelar', 'https://www.themoviedb.org/t/p/w533_and_h300_bestv2/rAiYTfKGqDCRIIqo664sY9XZIvQ.jpg');</text:p>
      <text:p text:style-name="Preformatted_20_Text">INSERT INTO tb_movie(score, count, title, image) VALUES (0, 0, 'Contato', 'https://www.themoviedb.org/t/p/w533_and_h300_bestv2/yFkUPqBuUnbhYbQL8VFpTrAT9za.jpg');</text:p>
      <text:p text:style-name="Preformatted_20_Text">INSERT INTO tb_movie(score, count, title, image) VALUES (0, 0, 'Duna', 'https://www.themoviedb.org/t/p/w533_and_h300_bestv2/jYEW5xZkZk2WTrdbMGAPFuBqbDc.jpg');</text:p>
      <text:p text:style-name="Preformatted_20_Text">INSERT INTO tb_movie(score, count, title, image) VALUES (0, 0, 'Aquaman', 'https://www.themoviedb.org/t/p/w533_and_h300_bestv2/2cUsDz4TzFYHrKktT1bKHHQ7Cgm.jpg');</text:p>
      <text:p text:style-name="Preformatted_20_Text"/>
      <text:p text:style-name="Preformatted_20_Text">INSERT INTO tb_score(movie_id, user_id, value) VALUES (1, 1, 5.0);</text:p>
      <text:p text:style-name="Preformatted_20_Text">INSERT INTO tb_score(movie_id, user_id, value) VALUES (1, 2, 4.0);</text:p>
      <text:p text:style-name="Preformatted_20_Text">INSERT INTO tb_score(movie_id, user_id, value) VALUES (2, 1, 3.0);</text:p>
      <text:p text:style-name="Preformatted_20_Text">INSERT INTO tb_score(movie_id, user_id, value) VALUES (2, 2, 3.0);</text:p>
      <text:p text:style-name="Preformatted_20_Text">INSERT INTO tb_score(movie_id, user_id, value) VALUES (2, 3, 4.0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buntu" style:font-size-asian="10.5pt" style:language-asian="zh" style:country-asian="CN" style:font-name-complex="Ubuntu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Ubuntu" style:font-size-asian="10.5pt" style:language-asian="zh" style:country-asian="CN" style:font-name-complex="Ubuntu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buntu" style:font-family-asian="Ubuntu" style:font-family-generic-asian="system" style:font-pitch-asian="variable" style:font-size-asian="14pt" style:font-name-complex="Ubuntu" style:font-family-complex="Ubuntu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Mono" style:font-family-asian="'Noto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3T15:16:36.796300089</dc:date>
    <meta:editing-duration>PT1M59S</meta:editing-duration>
    <meta:editing-cycles>1</meta:editing-cycles>
    <meta:document-statistic meta:table-count="0" meta:image-count="0" meta:object-count="0" meta:page-count="2" meta:paragraph-count="39" meta:word-count="476" meta:character-count="5715" meta:non-whitespace-character-count="5278"/>
    <meta:generator>LibreOffice/6.0.7.3$Linux_X86_64 LibreOffice_project/00m0$Build-3</meta:generator>
  </office:meta>
</office:document-meta>
</file>